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Т14 </text:p>
          </table:table-cell>
          <table:table-cell table:number-columns-repeated="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T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T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8">18.09.2022</text:date>, <text:time>08:5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6S</meta:editing-duration>
    <meta:editing-cycles>4</meta:editing-cycles>
    <meta:generator>OpenOffice/4.1.11$Win32 OpenOffice.org_project/4111m1$Build-9808</meta:generator>
    <dc:date>2022-09-18T08:50:23.28</dc:date>
    <dc:creator>Максим Шепенев</dc:creator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